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7e5" draw:textarea-horizontal-align="justify" draw:textarea-vertical-align="middle" draw:auto-grow-height="false" fo:min-height="3.243cm" fo:min-width="3.94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fill-color="#e0c2cd" draw:textarea-horizontal-align="justify" draw:textarea-vertical-align="middle" draw:auto-grow-height="false" fo:min-height="1.338cm" fo:min-width="3.62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418cm" fo:min-width="3.072cm"/>
      <style:paragraph-properties style:writing-mode="lr-tb"/>
    </style:style>
    <style:style style:name="gr5" style:family="graphic" style:parent-style-name="standard">
      <style:graphic-properties draw:fill-color="#ec9ba4" draw:textarea-horizontal-align="justify" draw:textarea-vertical-align="middle" draw:auto-grow-height="false" fo:min-height="1.694cm" fo:min-width="1.818cm"/>
      <style:paragraph-properties style:writing-mode="lr-tb"/>
    </style:style>
    <style:style style:name="gr6" style:family="graphic" style:parent-style-name="standard">
      <style:graphic-properties draw:fill-color="#dde8cb" draw:textarea-horizontal-align="justify" draw:textarea-vertical-align="middle" draw:auto-grow-height="false" fo:min-height="1.097cm" fo:min-width="2.869cm"/>
      <style:paragraph-properties style:writing-mode="lr-tb"/>
    </style:style>
    <style:style style:name="gr7" style:family="graphic" style:parent-style-name="standard">
      <style:graphic-properties draw:fill-color="#ffffd7" draw:textarea-horizontal-align="justify" draw:textarea-vertical-align="middle" draw:auto-grow-height="false" fo:min-height="1.323cm" fo:min-width="3.766cm"/>
      <style:paragraph-properties style:writing-mode="lr-tb"/>
    </style:style>
    <style:style style:name="gr8" style:family="graphic" style:parent-style-name="objectwithoutfill">
      <style:graphic-properties draw:marker-end="Arrowheads_20_7" draw:marker-end-width="0.3cm" draw:fill="none" draw:textarea-vertical-align="middle"/>
    </style:style>
    <style:style style:name="gr9" style:family="graphic" style:parent-style-name="objectwithoutfill">
      <style:graphic-properties draw:marker-end="Arrowheads_20_8" draw:marker-end-width="0.3cm" draw:fill="none" draw:textarea-vertical-align="middle"/>
    </style:style>
    <style:style style:name="gr10" style:family="graphic" style:parent-style-name="objectwithoutfill">
      <style:graphic-properties draw:marker-end="Arrowheads_20_9" draw:marker-end-width="0.3cm" draw:fill="none" draw:textarea-vertical-align="middle"/>
    </style:style>
    <style:style style:name="gr11" style:family="graphic" style:parent-style-name="objectwithoutfill">
      <style:graphic-properties draw:marker-end="Arrowheads_20_10" draw:marker-end-width="0.3cm" draw:fill="none" draw:textarea-vertical-align="middle"/>
    </style:style>
    <style:style style:name="gr12" style:family="graphic" style:parent-style-name="objectwithoutfill">
      <style:graphic-properties draw:marker-end="Arrowheads_20_11" draw:marker-end-width="0.3cm" draw:fill="none" draw:textarea-vertical-align="middle"/>
    </style:style>
    <style:style style:name="gr13" style:family="graphic" style:parent-style-name="objectwithoutfill">
      <style:graphic-properties draw:marker-end="Arrowheads_20_12" draw:marker-end-width="0.3cm" draw:fill="none" draw:textarea-vertical-align="middle"/>
    </style:style>
    <style:style style:name="gr14" style:family="graphic" style:parent-style-name="objectwithoutfill">
      <style:graphic-properties draw:marker-end="Arrowheads_20_14" draw:marker-end-width="0.3cm" draw:fill="none" draw:textarea-vertical-align="middle"/>
    </style:style>
    <style:style style:name="gr15" style:family="graphic" style:parent-style-name="objectwithoutfill">
      <style:graphic-properties draw:marker-end="Arrowheads_20_15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dee7e5"/>
      <style:paragraph-properties fo:text-align="center"/>
    </style:style>
    <style:style style:name="P4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loext:graphic-properties draw:fill-color="#e0c2cd"/>
      <style:paragraph-properties fo:text-align="center"/>
    </style:style>
    <style:style style:name="P6" style:family="paragraph">
      <loext:graphic-properties draw:fill-color="#ec9ba4"/>
      <style:paragraph-properties fo:text-align="center"/>
    </style:style>
    <style:style style:name="P7" style:family="paragraph">
      <loext:graphic-properties draw:fill-color="#dde8cb"/>
      <style:paragraph-properties fo:text-align="center"/>
    </style:style>
    <style:style style:name="P8" style:family="paragraph">
      <loext:graphic-properties draw:fill-color="#ffffd7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3" draw:id="id3" draw:layer="layout" svg:width="4.445cm" svg:height="3.493cm" svg:x="2.905cm" svg:y="5.762cm">
          <text:p text:style-name="P1"><text:span text:style-name="T1">Online Order </text:span></text:p>
          <text:p text:style-name="P1"><text:span text:style-name="T1">Processing </text:span></text:p>
          <text:p text:style-name="P1"><text:span text:style-name="T1">App</text:span></text:p>
          <text:p text:style-name="P1"/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727cm" svg:height="0.962cm" svg:x="15.611cm" svg:y="1.317cm">
          <draw:text-box>
            <text:p><text:span text:style-name="T1">Microservices</text:span></text:p>
          </draw:text-box>
        </draw:frame>
        <draw:custom-shape draw:style-name="gr3" draw:text-style-name="P5" xml:id="id2" draw:id="id2" draw:layer="layout" svg:width="4.127cm" svg:height="2.54cm" svg:x="22.273cm" svg:y="2.27cm">
          <text:p text:style-name="P1">Inventory</text:p>
          <text:p text:style-name="P1">system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xml:id="id7" draw:id="id7" draw:layer="layout" svg:width="4.127cm" svg:height="2.222cm" svg:x="22.59cm" svg:y="5.762cm">
          <text:p text:style-name="P1">Sales tax</text:p>
          <text:p text:style-name="P1">databas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6" xml:id="id8" draw:id="id8" draw:layer="layout" svg:width="3.81cm" svg:height="2.54cm" svg:x="23.13cm" svg:y="8.937cm">
          <text:p text:style-name="P1">Credit </text:p>
          <text:p text:style-name="P1">Card</text:p>
          <text:p text:style-name="P1">service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6" draw:text-style-name="P7" xml:id="id9" draw:id="id9" draw:layer="layout" svg:width="4.763cm" svg:height="1.905cm" svg:x="22.177cm" svg:y="12.747cm">
          <text:p text:style-name="P1">UPS</text:p>
          <text:p text:style-name="P1">AP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1" draw:id="id1" draw:layer="layout" svg:width="6.032cm" svg:height="2.223cm" svg:x="14.97cm" svg:y="2.587cm">
          <text:p text:style-name="P1">Inventory</text:p>
          <text:p text:style-name="P1">ser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21.002cm" svg:y1="3.699cm" svg:x2="22.273cm" svg:y2="3.54cm" draw:start-shape="id1" draw:start-glue-point="10" draw:end-shape="id2" draw:end-glue-point="6" svg:d="M21002 3699l1271-159" svg:viewBox="0 0 1272 160">
          <text:p/>
        </draw:connector>
        <draw:custom-shape draw:style-name="gr7" draw:text-style-name="P8" xml:id="id4" draw:id="id4" draw:layer="layout" svg:width="6.032cm" svg:height="2.223cm" svg:x="14.97cm" svg:y="5.762cm">
          <text:p text:style-name="P1">Sales tax</text:p>
          <text:p text:style-name="P1">Calcul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5" draw:id="id5" draw:layer="layout" svg:width="6.032cm" svg:height="2.223cm" svg:x="15.288cm" svg:y="9.072cm">
          <text:p text:style-name="P1">Credit card</text:p>
          <text:p text:style-name="P1">process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6" draw:id="id6" draw:layer="layout" svg:width="6.032cm" svg:height="2.223cm" svg:x="14.97cm" svg:y="12.43cm">
          <text:p text:style-name="P1">Shipp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type="line" svg:x1="7.35cm" svg:y1="7.508cm" svg:x2="14.97cm" svg:y2="3.699cm" draw:start-shape="id3" draw:start-glue-point="1" draw:end-shape="id1" draw:end-glue-point="6" svg:d="M7350 7508l7620-3809" svg:viewBox="0 0 7621 3810">
          <text:p/>
        </draw:connector>
        <draw:connector draw:style-name="gr10" draw:text-style-name="P9" draw:layer="layout" draw:type="line" svg:x1="7.35cm" svg:y1="7.508cm" svg:x2="14.97cm" svg:y2="6.874cm" draw:start-shape="id3" draw:start-glue-point="1" draw:end-shape="id4" draw:end-glue-point="6" svg:d="M7350 7508l7620-634" svg:viewBox="0 0 7621 635">
          <text:p/>
        </draw:connector>
        <draw:connector draw:style-name="gr11" draw:text-style-name="P9" draw:layer="layout" draw:type="line" svg:x1="7.35cm" svg:y1="7.508cm" svg:x2="15.288cm" svg:y2="10.184cm" draw:start-shape="id3" draw:start-glue-point="1" draw:end-shape="id5" draw:end-glue-point="6" svg:d="M7350 7508l7938 2676" svg:viewBox="0 0 7939 2677">
          <text:p/>
        </draw:connector>
        <draw:connector draw:style-name="gr12" draw:text-style-name="P9" draw:layer="layout" draw:type="line" svg:x1="7.35cm" svg:y1="7.508cm" svg:x2="14.97cm" svg:y2="13.542cm" draw:start-shape="id3" draw:start-glue-point="1" draw:end-shape="id6" draw:end-glue-point="6" svg:d="M7350 7508l7620 6034" svg:viewBox="0 0 7621 6035">
          <text:p/>
        </draw:connector>
        <draw:connector draw:style-name="gr13" draw:text-style-name="P9" draw:layer="layout" draw:type="line" svg:x1="21.002cm" svg:y1="6.874cm" svg:x2="22.59cm" svg:y2="7.151cm" draw:start-shape="id4" draw:start-glue-point="10" draw:end-shape="id7" draw:end-glue-point="6" svg:d="M21002 6874l1588 277" svg:viewBox="0 0 1589 278">
          <text:p/>
        </draw:connector>
        <draw:connector draw:style-name="gr14" draw:text-style-name="P9" draw:layer="layout" draw:type="line" svg:x1="21.32cm" svg:y1="10.184cm" svg:x2="23.13cm" svg:y2="9.908cm" draw:start-shape="id5" draw:start-glue-point="10" draw:end-shape="id8" draw:end-glue-point="5" svg:d="M21320 10184l1810-276" svg:viewBox="0 0 1811 277">
          <text:p/>
        </draw:connector>
        <draw:connector draw:style-name="gr15" draw:text-style-name="P9" draw:layer="layout" draw:type="line" svg:x1="21.002cm" svg:y1="13.542cm" svg:x2="22.177cm" svg:y2="13.7cm" draw:start-shape="id6" draw:start-glue-point="10" draw:end-shape="id9" draw:end-glue-point="6" svg:d="M21002 13542l1175 158" svg:viewBox="0 0 1176 159">
          <text:p/>
        </draw:connector>
        <draw:frame draw:style-name="gr2" draw:text-style-name="P10" draw:layer="layout" svg:width="4.977cm" svg:height="1.673cm" svg:x="8.937cm" svg:y="6.415cm">
          <draw:text-box>
            <text:p>Use REST APIs</text:p>
            <text:p>to communicat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2T16:44:33.050541494</meta:creation-date>
    <dc:date>2021-09-12T17:04:24.141350531</dc:date>
    <meta:editing-duration>PT19M49S</meta:editing-duration>
    <meta:editing-cycles>5</meta:editing-cycles>
    <meta:generator>LibreOffice/7.1.5.2$Linux_X86_64 LibreOffice_project/10$Build-2</meta:generator>
    <meta:document-statistic meta:object-count="19"/>
  </office:meta>
</office:document-meta>
</file>